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2.3516in"/>
    </style:style>
    <style:style style:name="co5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94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7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종류</text:p>
          </table:table-cell>
          <table:table-cell table:style-name="ce1" office:value-type="string">
            <text:p>이름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일련번호</text:p>
          </table:table-cell>
          <table:table-cell table:style-name="ce1" office:value-type="string">
            <text:p>식별번호생성</text:p>
          </table:table-cell>
          <table:table-cell table:number-columns-repeated="1017"/>
        </table:table-row>
        <table:table-row table:style-name="ro4">
          <table:table-cell office:value-type="string">
            <text:p>시험용-상품-0001</text:p>
          </table:table-cell>
          <table:table-cell office:value-type="string">
            <text:p>책(시험용)</text:p>
          </table:table-cell>
          <table:table-cell office:value-type="string">
            <text:p>21세기의 혁명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table:formula="of:=CONCATENATE(&quot;상품-&quot;; TEXT([.E2];&quot;0000&quot;))" office:value-type="string" office:string-value="상품-0001">
            <text:p>상품-0001</text:p>
          </table:table-cell>
          <table:table-cell table:number-columns-repeated="1017"/>
        </table:table-row>
        <table:table-row table:style-name="ro4">
          <table:table-cell office:value-type="string">
            <text:p>시험용-상품-0002</text:p>
          </table:table-cell>
          <table:table-cell office:value-type="string">
            <text:p>책(시험용)</text:p>
          </table:table-cell>
          <table:table-cell office:value-type="string">
            <text:p>크리스 하먼의 마르크스 경제학 가이드</text:p>
          </table:table-cell>
          <table:table-cell office:value-type="float" office:value="9500">
            <text:p>9500</text:p>
          </table:table-cell>
          <table:table-cell office:value-type="float" office:value="2">
            <text:p>2</text:p>
          </table:table-cell>
          <table:table-cell table:formula="of:=CONCATENATE(&quot;상품-&quot;; TEXT([.E3];&quot;0000&quot;))" office:value-type="string" office:string-value="상품-0002">
            <text:p>상품-0002</text:p>
          </table:table-cell>
          <table:table-cell table:number-columns-repeated="1017"/>
        </table:table-row>
        <table:table-row table:style-name="ro4">
          <table:table-cell office:value-type="string">
            <text:p>시험용-상품-0003</text:p>
          </table:table-cell>
          <table:table-cell office:value-type="string">
            <text:p>문구(시험용)</text:p>
          </table:table-cell>
          <table:table-cell office:value-type="string">
            <text:p>혁명가노트(마르크스)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CONCATENATE(&quot;상품-&quot;; TEXT([.E4];&quot;0000&quot;))" office:value-type="string" office:string-value="상품-0003">
            <text:p>상품-0003</text:p>
          </table:table-cell>
          <table:table-cell table:number-columns-repeated="1017"/>
        </table:table-row>
        <table:table-row table:style-name="ro4">
          <table:table-cell office:value-type="string">
            <text:p>시험용-상품-0004</text:p>
          </table:table-cell>
          <table:table-cell office:value-type="string">
            <text:p>문구(시험용)</text:p>
          </table:table-cell>
          <table:table-cell office:value-type="string">
            <text:p>혁명가노트(레닌)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table:formula="of:=CONCATENATE(&quot;상품-&quot;; TEXT([.E5];&quot;0000&quot;))" office:value-type="string" office:string-value="상품-0004">
            <text:p>상품-0004</text:p>
          </table:table-cell>
          <table:table-cell table:number-columns-repeated="1017"/>
        </table:table-row>
        <table:table-row table:style-name="ro2" table:number-rows-repeated="65">
          <table:table-cell table:number-columns-repeated="1023"/>
        </table:table-row>
        <table:table-row table:style-name="ro2">
          <table:table-cell table:number-columns-repeated="2"/>
          <table:table-cell table:style-name="ce3"/>
          <table:table-cell table:number-columns-repeated="1020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3-19T22:57:27</dc:date>
    <meta:editing-duration>PT41M5S</meta:editing-duration>
    <meta:editing-cycles>26</meta:editing-cycles>
    <meta:generator>LibreOffice/3.5$Linux_X86_64 LibreOffice_project/350m1$Build-2</meta:generator>
    <meta:document-statistic meta:table-count="3" meta:cell-count="30" meta:object-count="0"/>
  </office:meta>
</office:document-meta>
</file>